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2pt" officeooo:rsid="003f16f9" officeooo:paragraph-rsid="003f16f9" style:font-size-asian="10.5pt" style:font-size-complex="12pt"/>
    </style:style>
    <style:style style:name="P2" style:family="paragraph" style:parent-style-name="Standard">
      <style:text-properties style:font-name="Times New Roman" fo:font-size="12pt" officeooo:rsid="00406a71" officeooo:paragraph-rsid="00406a71" style:font-size-asian="10.5pt" style:font-size-complex="12pt"/>
    </style:style>
    <style:style style:name="T1" style:family="text">
      <style:text-properties officeooo:rsid="003fdc56"/>
    </style:style>
    <style:style style:name="T2" style:family="text">
      <style:text-properties officeooo:rsid="00406a71"/>
    </style:style>
    <style:style style:name="T3" style:family="text">
      <style:text-properties officeooo:rsid="0040b6a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) dai una definizione di positivismo</text:p>
      <text:p text:style-name="P1">2)il programma del superuomo in D’annunzio</text:p>
      <text:p text:style-name="P1">3)le innovazioni dei futuristi:perché avanguardia?</text:p>
      <text:p text:style-name="P1"/>
      <text:p text:style-name="P1">1)Il positivismo è una corrente di pensiero di metà ottocento che pone la scienza come fondamento della conoscenza ed estende il metodo scientifico a tutti i campi del saper<text:span text:style-name="T2">e.</text:span></text:p>
      <text:p text:style-name="P1"/>
      <text:p text:style-name="P1">2)<text:span text:style-name="T1">Nel superuomo si aspira all’eliminazione della democrazia e dell’equalitarismo per favorire una società gerarchica ed autoritaria che tenga a bada e stronchi la prepotenza del plebeo, ovvero il debole, nei confronti dei pochi eletti, i superuomini, detentori del potere a facenti parte ad una classe aristocratica. Gli aristocratici devono riconquistare i suoi antichi poteri e riportare Roma come dominatore del mondo. A questo programma devono prendere parte gli intellettuali il cui compito è l’azione, ovvero combattere in difesa della bellezza contro la meschinità del mondo moderno.</text:span></text:p>
      <text:p text:style-name="P1"/>
      <text:p text:style-name="P2">3)<text:span text:style-name="T3">Per “avanguardia” si intendono movimenti letterari o artistici che propongono o attuano nuovi metodi o modi espressivi in contrasto con la tradizione o il gusto corrente. Il futurismo fu uno di questi movimenti perché propose nella maggioranza dei campi culturali e artistici l’eliminazione delle forme espressive e metodi tradizionali per ispirarsi al dinamismo della vita moderna e della civiltà meccanica per proiettarsi verso il futuro per fornire delle fondamenta a tutte le successive avanguardie. In campo letterario si propone di colpire le strutture stesse della comunicazione ideologica respingendo ogni forma consueta di causalità e di consequenzialità <text:s/>sostituendo all’impianto logico del pensiero una forma più sintetica ed abbreviata, quella dell’analogia. Un’analogia che accosti e assimili realtà diverse e lontanissime tra loro dove la forma stessa della parola deve suggerire visivamente e concretamente le immagini di una dinamicità complessa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5T08:16:16.833000000</meta:creation-date>
    <dc:date>2018-02-06T18:46:00.693000000</dc:date>
    <meta:editing-duration>PT5H28M41S</meta:editing-duration>
    <meta:editing-cycles>3</meta:editing-cycles>
    <meta:generator>LibreOffice/5.4.2.2$Windows_X86_64 LibreOffice_project/22b09f6418e8c2d508a9eaf86b2399209b0990f4</meta:generator>
    <meta:document-statistic meta:table-count="0" meta:image-count="0" meta:object-count="0" meta:page-count="1" meta:paragraph-count="6" meta:word-count="269" meta:character-count="1858" meta:non-whitespace-character-count="1594"/>
  </office:meta>
</office:document-meta>
</file>